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" svg:font-family="IPAゴシック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IPAゴシック" style:font-name-asian="IPAゴシック"/>
    </style:style>
    <style:style style:name="ce2" style:family="table-cell" style:parent-style-name="Default" style:data-style-name="N112">
      <style:text-properties style:font-name="IPAゴシック" style:font-name-asian="IPAゴシック"/>
    </style:style>
    <style:style style:name="ce3" style:family="table-cell" style:parent-style-name="Default" style:data-style-name="N112">
      <style:table-cell-properties fo:background-color="#ffcc00"/>
      <style:text-properties style:font-name="IPAゴシック" style:font-name-asian="IPAゴシック"/>
    </style:style>
    <style:style style:name="ce4" style:family="table-cell" style:parent-style-name="Default" style:data-style-name="N112">
      <style:table-cell-properties fo:background-color="#ccff66"/>
      <style:text-properties style:font-name="IPAゴシック" style:font-name-asian="IPAゴシック"/>
    </style:style>
    <style:style style:name="ce5" style:family="table-cell" style:parent-style-name="Default" style:data-style-name="N112">
      <style:table-cell-properties fo:background-color="transparent"/>
      <style:text-properties style:font-name="IPAゴシック" style:font-name-asian="IPAゴシック"/>
    </style:style>
  </office:automatic-styles>
  <office:body>
    <office:spreadsheet>
      <table:calculation-settings table:automatic-find-labels="false" table:use-regular-expressions="false" table:use-wildcards="true"/>
      <table:table table:name="生データ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日</text:p>
          </table:table-cell>
          <table:table-cell table:style-name="ce1" office:value-type="string" calcext:value-type="string">
            <text:p>最高気温(y)</text:p>
          </table:table-cell>
          <table:table-cell table:style-name="ce1" office:value-type="string" calcext:value-type="string">
            <text:p>最低気温(x1)</text:p>
          </table:table-cell>
          <table:table-cell table:style-name="ce1" office:value-type="string" calcext:value-type="string">
            <text:p>日照時間(x2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-2.4" calcext:value-type="float">
            <text:p>-2.4</text:p>
          </table:table-cell>
          <table:table-cell table:style-name="ce1"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3.1" calcext:value-type="float">
            <text:p>-3.1</text:p>
          </table:table-cell>
          <table:table-cell table:style-name="ce1"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平均</text:p>
          </table:table-cell>
          <table:table-cell table:style-name="ce1" table:formula="of:=AVERAGE([.B2:.B6])" office:value-type="float" office:value="9.4" calcext:value-type="float">
            <text:p>9.4</text:p>
          </table:table-cell>
          <table:table-cell table:style-name="ce1" table:formula="of:=AVERAGE([.C2:.C6])" office:value-type="float" office:value="-1.8" calcext:value-type="float">
            <text:p>-1.8</text:p>
          </table:table-cell>
          <table:table-cell table:style-name="ce1" table:formula="of:=AVERAGE([.D2:.D6])" office:value-type="float" office:value="9.28" calcext:value-type="float">
            <text:p>9.28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分散共分散行列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最高気温</text:p>
          </table:table-cell>
          <table:table-cell table:style-name="ce1" office:value-type="string" calcext:value-type="string">
            <text:p>最低気温</text:p>
          </table:table-cell>
          <table:table-cell table:style-name="ce1" office:value-type="string" calcext:value-type="string">
            <text:p>日照時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高気温</text:p>
          </table:table-cell>
          <table:table-cell table:formula="of:=COM.MICROSOFT.COVARIANCE.P([.$B$2:.$B$6];[.B$2:.B$6])" office:value-type="float" office:value="3.084" calcext:value-type="float">
            <text:p>3.0840</text:p>
          </table:table-cell>
          <table:table-cell table:formula="of:=COM.MICROSOFT.COVARIANCE.P([.$B$2:.$B$6];[.C$2:.C$6])" office:value-type="float" office:value="0.354" calcext:value-type="float">
            <text:p>0.3540</text:p>
          </table:table-cell>
          <table:table-cell table:formula="of:=COM.MICROSOFT.COVARIANCE.P([.$B$2:.$B$6];[.D$2:.D$6])" office:value-type="float" office:value="0.740000000000001" calcext:value-type="float">
            <text:p>0.7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低気温</text:p>
          </table:table-cell>
          <table:table-cell table:style-name="ce3" table:formula="of:=COM.MICROSOFT.COVARIANCE.P([.$C$2:.$C$6];[.B$2:.B$6])" office:value-type="float" office:value="0.354" calcext:value-type="float">
            <text:p>0.3540</text:p>
          </table:table-cell>
          <table:table-cell table:style-name="ce4" table:formula="of:=COM.MICROSOFT.COVARIANCE.P([.$C$2:.$C$6];[.C$2:.C$6])" office:value-type="float" office:value="0.86" calcext:value-type="float">
            <text:p>0.8600</text:p>
          </table:table-cell>
          <table:table-cell table:style-name="ce4" table:formula="of:=COM.MICROSOFT.COVARIANCE.P([.$C$2:.$C$6];[.D$2:.D$6])" office:value-type="float" office:value="0.064" calcext:value-type="float">
            <text:p>0.0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日照時間</text:p>
          </table:table-cell>
          <table:table-cell table:style-name="ce3" table:formula="of:=COM.MICROSOFT.COVARIANCE.P([.$D$2:.$D$6];[.B$2:.B$6])" office:value-type="float" office:value="0.740000000000001" calcext:value-type="float">
            <text:p>0.7400</text:p>
          </table:table-cell>
          <table:table-cell table:style-name="ce4" table:formula="of:=COM.MICROSOFT.COVARIANCE.P([.$D$2:.$D$6];[.C$2:.C$6])" office:value-type="float" office:value="0.064" calcext:value-type="float">
            <text:p>0.0640</text:p>
          </table:table-cell>
          <table:table-cell table:style-name="ce4" table:formula="of:=COM.MICROSOFT.COVARIANCE.P([.$D$2:.$D$6];[.D$2:.D$6])" office:value-type="float" office:value="0.357600000000001" calcext:value-type="float">
            <text:p>0.35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y</text:p>
          </table:table-cell>
          <table:table-cell table:style-name="ce4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[C]</text:p>
          </table:table-cell>
          <table:table-cell table:formula="of:=[.C12]*[.D13]-[.D12]*[.C13]" office:value-type="float" office:value="0.30344" calcext:value-type="float">
            <text:p>0.3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v</text:p>
          </table:table-cell>
          <table:table-cell table:formula="of:=[.D13]/[.$C$15]" office:value-type="float" office:value="1.17848668600053" calcext:value-type="float">
            <text:p>1.1785</text:p>
          </table:table-cell>
          <table:table-cell table:formula="of:=-[.D12]/[.$C$15]" office:value-type="float" office:value="-0.210914843132085" calcext:value-type="float">
            <text:p>-0.2109</text:p>
          </table:table-cell>
          <table:table-cell/>
          <table:table-cell table:formula="of:=[.C12]*[.C16]+[.D12]*[.C17]" office:value-type="float" office:value="1" calcext:value-type="float">
            <text:p>1</text:p>
          </table:table-cell>
          <table:table-cell table:formula="of:=[.C12]*[.D16]+[.D12]*[.D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-[.C13]/[.$C$15]" office:value-type="float" office:value="-0.210914843132085" calcext:value-type="float">
            <text:p>-0.2109</text:p>
          </table:table-cell>
          <table:table-cell table:formula="of:=[.C12]/[.$C$15]" office:value-type="float" office:value="2.83416820458739" calcext:value-type="float">
            <text:p>2.8342</text:p>
          </table:table-cell>
          <table:table-cell/>
          <table:table-cell table:formula="of:=[.C13]*[.C16]+[.D13]*[.C17]" office:value-type="float" office:value="0" calcext:value-type="float">
            <text:p>0</text:p>
          </table:table-cell>
          <table:table-cell table:formula="of:=[.C13]*[.D16]+[.D13]*[.D17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1</text:p>
          </table:table-cell>
          <table:table-cell table:formula="of:=[.C16]*[.B12]+[.D16]*[.B13]" office:value-type="float" office:value="0.261107302926443" calcext:value-type="float">
            <text:p>0.26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a2</text:p>
          </table:table-cell>
          <table:table-cell table:formula="of:=[.C17]*[.B12]+[.D17]*[.B13]" office:value-type="float" office:value="2.02262061692591" calcext:value-type="float">
            <text:p>2.0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[.B7]-[.C19]*[.C7]-[.C20]*[.D7]" office:value-type="float" office:value="-8.89992617980489" calcext:value-type="float">
            <text:p>-8.899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分散共分散行列(不偏共分散）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最高気温</text:p>
          </table:table-cell>
          <table:table-cell office:value-type="string" calcext:value-type="string">
            <text:p>最低気温</text:p>
          </table:table-cell>
          <table:table-cell office:value-type="string" calcext:value-type="string">
            <text:p>日照時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高気温</text:p>
          </table:table-cell>
          <table:table-cell table:formula="of:=COM.MICROSOFT.COVARIANCE.S([.$B$2:.$B$6];[.B$2:.B$6])" office:value-type="float" office:value="3.855" calcext:value-type="float">
            <text:p>3.8550</text:p>
          </table:table-cell>
          <table:table-cell table:formula="of:=COM.MICROSOFT.COVARIANCE.S([.$B$2:.$B$6];[.C$2:.C$6])" office:value-type="float" office:value="0.4425" calcext:value-type="float">
            <text:p>0.4425</text:p>
          </table:table-cell>
          <table:table-cell table:formula="of:=COM.MICROSOFT.COVARIANCE.S([.$B$2:.$B$6];[.D$2:.D$6])" office:value-type="float" office:value="0.925000000000001" calcext:value-type="float">
            <text:p>0.9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低気温</text:p>
          </table:table-cell>
          <table:table-cell table:style-name="ce3" table:formula="of:=COM.MICROSOFT.COVARIANCE.S([.$C$2:.$C$6];[.B$2:.B$6])" office:value-type="float" office:value="0.4425" calcext:value-type="float">
            <text:p>0.4425</text:p>
          </table:table-cell>
          <table:table-cell table:style-name="ce4" table:formula="of:=COM.MICROSOFT.COVARIANCE.S([.$C$2:.$C$6];[.C$2:.C$6])" office:value-type="float" office:value="1.075" calcext:value-type="float">
            <text:p>1.0750</text:p>
          </table:table-cell>
          <table:table-cell table:style-name="ce4" table:formula="of:=COM.MICROSOFT.COVARIANCE.S([.$C$2:.$C$6];[.D$2:.D$6])" office:value-type="float" office:value="0.08" calcext:value-type="float">
            <text:p>0.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日照時間</text:p>
          </table:table-cell>
          <table:table-cell table:style-name="ce3" table:formula="of:=COM.MICROSOFT.COVARIANCE.S([.$D$2:.$D$6];[.B$2:.B$6])" office:value-type="float" office:value="0.925000000000001" calcext:value-type="float">
            <text:p>0.9250</text:p>
          </table:table-cell>
          <table:table-cell table:style-name="ce4" table:formula="of:=COM.MICROSOFT.COVARIANCE.S([.$D$2:.$D$6];[.C$2:.C$6])" office:value-type="float" office:value="0.08" calcext:value-type="float">
            <text:p>0.0800</text:p>
          </table:table-cell>
          <table:table-cell table:style-name="ce4" table:formula="of:=COM.MICROSOFT.COVARIANCE.S([.$D$2:.$D$6];[.D$2:.D$6])" office:value-type="float" office:value="0.447000000000001" calcext:value-type="float">
            <text:p>0.447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y</text:p>
          </table:table-cell>
          <table:table-cell table:style-name="ce4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[C]</text:p>
          </table:table-cell>
          <table:table-cell table:formula="of:=[.C26]*[.D27]-[.D26]*[.C27]" office:value-type="float" office:value="0.474125000000001" calcext:value-type="float">
            <text:p>0.4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v</text:p>
          </table:table-cell>
          <table:table-cell table:formula="of:=[.D27]/[.$C$29]" office:value-type="float" office:value="0.942789348800422" calcext:value-type="float">
            <text:p>0.9428</text:p>
          </table:table-cell>
          <table:table-cell table:formula="of:=-[.D26]/[.$C$29]" office:value-type="float" office:value="-0.168731874505668" calcext:value-type="float">
            <text:p>-0.1687</text:p>
          </table:table-cell>
          <table:table-cell/>
          <table:table-cell table:formula="of:=[.C26]*[.C30]+[.D26]*[.C31]" office:value-type="float" office:value="1" calcext:value-type="float">
            <text:p>1</text:p>
          </table:table-cell>
          <table:table-cell table:formula="of:=[.C26]*[.D30]+[.D26]*[.D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-[.C27]/[.$C$29]" office:value-type="float" office:value="-0.168731874505668" calcext:value-type="float">
            <text:p>-0.1687</text:p>
          </table:table-cell>
          <table:table-cell table:formula="of:=[.C26]/[.$C$29]" office:value-type="float" office:value="2.26733456366991" calcext:value-type="float">
            <text:p>2.2673</text:p>
          </table:table-cell>
          <table:table-cell/>
          <table:table-cell table:formula="of:=[.C27]*[.C30]+[.D27]*[.C31]" office:value-type="float" office:value="0" calcext:value-type="float">
            <text:p>0</text:p>
          </table:table-cell>
          <table:table-cell table:formula="of:=[.C27]*[.D30]+[.D27]*[.D31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1</text:p>
          </table:table-cell>
          <table:table-cell table:formula="of:=[.C30]*[.B26]+[.D30]*[.B27]" office:value-type="float" office:value="0.261107302926443" calcext:value-type="float">
            <text:p>0.26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a2</text:p>
          </table:table-cell>
          <table:table-cell table:formula="of:=[.C31]*[.B26]+[.D31]*[.B27]" office:value-type="float" office:value="2.02262061692591" calcext:value-type="float">
            <text:p>2.0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[.B7]-[.C33]*[.C7]-[.C34]*[.D7]" office:value-type="float" office:value="-8.89992617980489" calcext:value-type="float">
            <text:p>-8.8999</text:p>
          </table:table-cell>
          <table:table-cell table:number-columns-repeated="4"/>
        </table:table-row>
      </table:table>
      <table:table table:name="標準化データ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日</text:p>
          </table:table-cell>
          <table:table-cell table:style-name="ce1" office:value-type="string" calcext:value-type="string">
            <text:p>最高気温(y)</text:p>
          </table:table-cell>
          <table:table-cell table:style-name="ce1" office:value-type="string" calcext:value-type="string">
            <text:p>最低気温(x1)</text:p>
          </table:table-cell>
          <table:table-cell table:style-name="ce1" office:value-type="string" calcext:value-type="string">
            <text:p>日照時間(x2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生データ.B2]-[$生データ.B$7])/SQRT([$生データ.B$11])" office:value-type="float" office:value="1.13886648085682" calcext:value-type="float">
            <text:p>1.1389</text:p>
          </table:table-cell>
          <table:table-cell table:formula="of:=([$生データ.C2]-[$生データ.C$7])/SQRT([$生データ.C$12])" office:value-type="float" office:value="-0.215665546406877" calcext:value-type="float">
            <text:p>-0.2157</text:p>
          </table:table-cell>
          <table:table-cell table:formula="of:=([$生データ.D2]-[$生データ.D$7])/SQRT([$生データ.D$13])" office:value-type="float" office:value="0.367895034149859" calcext:value-type="float">
            <text:p>0.36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生データ.B3]-[$生データ.B$7])/SQRT([$生データ.B$11])" office:value-type="float" office:value="-1.02497983277114" calcext:value-type="float">
            <text:p>-1.0250</text:p>
          </table:table-cell>
          <table:table-cell table:formula="of:=([$生データ.C3]-[$生データ.C$7])/SQRT([$生データ.C$12])" office:value-type="float" office:value="1.07832773203438" calcext:value-type="float">
            <text:p>1.0783</text:p>
          </table:table-cell>
          <table:table-cell table:formula="of:=([$生データ.D3]-[$生データ.D$7])/SQRT([$生データ.D$13])" office:value-type="float" office:value="-0.301005027940792" calcext:value-type="float">
            <text:p>-0.30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生データ.B4]-[$生データ.B$7])/SQRT([$生データ.B$11])" office:value-type="float" office:value="-1.08192315681398" calcext:value-type="float">
            <text:p>-1.0819</text:p>
          </table:table-cell>
          <table:table-cell table:formula="of:=([$生データ.C4]-[$生データ.C$7])/SQRT([$生データ.C$12])" office:value-type="float" office:value="-0.64699663922063" calcext:value-type="float">
            <text:p>-0.6470</text:p>
          </table:table-cell>
          <table:table-cell table:formula="of:=([$生データ.D4]-[$生データ.D$7])/SQRT([$生データ.D$13])" office:value-type="float" office:value="-1.80603016764476" calcext:value-type="float">
            <text:p>-1.80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生データ.B5]-[$生データ.B$7])/SQRT([$生データ.B$11])" office:value-type="float" office:value="-0.227773296171364" calcext:value-type="float">
            <text:p>-0.2278</text:p>
          </table:table-cell>
          <table:table-cell table:formula="of:=([$生データ.C5]-[$生データ.C$7])/SQRT([$生データ.C$12])" office:value-type="float" office:value="-1.4018260516447" calcext:value-type="float">
            <text:p>-1.4018</text:p>
          </table:table-cell>
          <table:table-cell table:formula="of:=([$生データ.D5]-[$生データ.D$7])/SQRT([$生データ.D$13])" office:value-type="float" office:value="0.869570080717848" calcext:value-type="float">
            <text:p>0.86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生データ.B6]-[$生データ.B$7])/SQRT([$生データ.B$11])" office:value-type="float" office:value="1.19580980489966" calcext:value-type="float">
            <text:p>1.1958</text:p>
          </table:table-cell>
          <table:table-cell table:formula="of:=([$生データ.C6]-[$生データ.C$7])/SQRT([$生データ.C$12])" office:value-type="float" office:value="1.18616050523782" calcext:value-type="float">
            <text:p>1.1862</text:p>
          </table:table-cell>
          <table:table-cell table:formula="of:=([$生データ.D6]-[$生データ.D$7])/SQRT([$生データ.D$13])" office:value-type="float" office:value="0.869570080717848" calcext:value-type="float">
            <text:p>0.8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平均</text:p>
          </table:table-cell>
          <table:table-cell table:formula="of:=AVERAGE([.B2:.B6])" office:value-type="float" office:value="0" calcext:value-type="float">
            <text:p>0.0000</text:p>
          </table:table-cell>
          <table:table-cell table:formula="of:=AVERAGE([.C2:.C6])" office:value-type="float" office:value="0" calcext:value-type="float">
            <text:p>0.0000</text:p>
          </table:table-cell>
          <table:table-cell table:formula="of:=AVERAGE([.D2:.D6])" office:value-type="float" office:value="1.16573417585641E-015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相関係数行列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最高気温</text:p>
          </table:table-cell>
          <table:table-cell table:style-name="ce1" office:value-type="string" calcext:value-type="string">
            <text:p>最低気温</text:p>
          </table:table-cell>
          <table:table-cell table:style-name="ce1" office:value-type="string" calcext:value-type="string">
            <text:p>日照時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高気温</text:p>
          </table:table-cell>
          <table:table-cell table:formula="of:=COM.MICROSOFT.COVARIANCE.P([.$B$2:.$B$6];[.B$2:.B$6])" office:value-type="float" office:value="1" calcext:value-type="float">
            <text:p>1.0000</text:p>
          </table:table-cell>
          <table:table-cell table:formula="of:=COM.MICROSOFT.COVARIANCE.P([.$B$2:.$B$6];[.C$2:.C$6])" office:value-type="float" office:value="0.21736862176244" calcext:value-type="float">
            <text:p>0.2174</text:p>
          </table:table-cell>
          <table:table-cell table:formula="of:=COM.MICROSOFT.COVARIANCE.P([.$B$2:.$B$6];[.D$2:.D$6])" office:value-type="float" office:value="0.704653770276231" calcext:value-type="float">
            <text:p>0.7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低気温</text:p>
          </table:table-cell>
          <table:table-cell table:style-name="ce3" table:formula="of:=COM.MICROSOFT.COVARIANCE.P([.$C$2:.$C$6];[.B$2:.B$6])" office:value-type="float" office:value="0.21736862176244" calcext:value-type="float">
            <text:p>0.2174</text:p>
          </table:table-cell>
          <table:table-cell table:style-name="ce4" table:formula="of:=COM.MICROSOFT.COVARIANCE.P([.$C$2:.$C$6];[.C$2:.C$6])" office:value-type="float" office:value="1" calcext:value-type="float">
            <text:p>1.0000</text:p>
          </table:table-cell>
          <table:table-cell table:style-name="ce4" table:formula="of:=COM.MICROSOFT.COVARIANCE.P([.$C$2:.$C$6];[.D$2:.D$6])" office:value-type="float" office:value="0.115406957905899" calcext:value-type="float">
            <text:p>0.1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日照時間</text:p>
          </table:table-cell>
          <table:table-cell table:style-name="ce3" table:formula="of:=COM.MICROSOFT.COVARIANCE.P([.$D$2:.$D$6];[.B$2:.B$6])" office:value-type="float" office:value="0.704653770276231" calcext:value-type="float">
            <text:p>0.7047</text:p>
          </table:table-cell>
          <table:table-cell table:style-name="ce4" table:formula="of:=COM.MICROSOFT.COVARIANCE.P([.$D$2:.$D$6];[.C$2:.C$6])" office:value-type="float" office:value="0.115406957905899" calcext:value-type="float">
            <text:p>0.1154</text:p>
          </table:table-cell>
          <table:table-cell table:style-name="ce4" table:formula="of:=COM.MICROSOFT.COVARIANCE.P([.$D$2:.$D$6];[.D$2:.D$6])" office:value-type="float" office:value="1" calcext:value-type="float">
            <text:p>1.0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y</text:p>
          </table:table-cell>
          <table:table-cell table:style-name="ce4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[C]</text:p>
          </table:table-cell>
          <table:table-cell table:formula="of:=[.C12]*[.D13]-[.D12]*[.C13]" office:value-type="float" office:value="0.986681234066906" calcext:value-type="float">
            <text:p>0.98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v</text:p>
          </table:table-cell>
          <table:table-cell table:formula="of:=[.D13]/[.$C$15]" office:value-type="float" office:value="1.01349854996045" calcext:value-type="float">
            <text:p>1.0135</text:p>
          </table:table-cell>
          <table:table-cell table:formula="of:=-[.D12]/[.$C$15]" office:value-type="float" office:value="-0.116964784492976" calcext:value-type="float">
            <text:p>-0.1170</text:p>
          </table:table-cell>
          <table:table-cell/>
          <table:table-cell table:formula="of:=[.C12]*[.C16]+[.D12]*[.C17]" office:value-type="float" office:value="1" calcext:value-type="float">
            <text:p>1</text:p>
          </table:table-cell>
          <table:table-cell table:formula="of:=[.C12]*[.D16]+[.D12]*[.D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-[.C13]/[.$C$15]" office:value-type="float" office:value="-0.116964784492976" calcext:value-type="float">
            <text:p>-0.1170</text:p>
          </table:table-cell>
          <table:table-cell table:formula="of:=[.C12]/[.$C$15]" office:value-type="float" office:value="1.01349854996045" calcext:value-type="float">
            <text:p>1.0135</text:p>
          </table:table-cell>
          <table:table-cell/>
          <table:table-cell table:formula="of:=[.C13]*[.C16]+[.D13]*[.C17]" office:value-type="float" office:value="0" calcext:value-type="float">
            <text:p>0</text:p>
          </table:table-cell>
          <table:table-cell table:formula="of:=[.C13]*[.D16]+[.D13]*[.D17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1</text:p>
          </table:table-cell>
          <table:table-cell table:formula="of:=[.C16]*[.B12]+[.D16]*[.B13]" office:value-type="float" office:value="0.137883106580612" calcext:value-type="float">
            <text:p>0.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a2</text:p>
          </table:table-cell>
          <table:table-cell table:formula="of:=[.C17]*[.B12]+[.D17]*[.B13]" office:value-type="float" office:value="0.688741100399148" calcext:value-type="float">
            <text:p>0.6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[.B7]-[.C19]*[.C7]-[.C20]*[.D7]" office:value-type="float" office:value="-8.0288903905224E-016" calcext:value-type="float">
            <text:p>0.000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 table:number-rows-repeated="5">
          <table:table-cell/>
          <table:table-cell table:style-name="ce5" table:number-columns-repeated="3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" svg:font-family="IPAゴシック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00/00/00</text:date>, <text:time style:data-style-name="N2" text:time-value="10:22:54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5-09T10:57:10.551000000</dc:date>
    <meta:editing-duration>PT11M11S</meta:editing-duration>
    <meta:editing-cycles>3</meta:editing-cycles>
    <meta:document-statistic meta:table-count="2" meta:cell-count="161" meta:object-count="0"/>
  </office:meta>
</office:document-meta>
</file>